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8677in" svg:y="0.178in">
            <draw:object draw:notify-on-update-of-ranges="Sheet1.B1:Sheet1.B1 Sheet1.B2:Sheet1.B8 Sheet1.C1:Sheet1.C1 Sheet1.C2:Sheet1.C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2843in" svg:y="0.2173in">
            <draw:object draw:notify-on-update-of-ranges="Sheet1.B12:Sheet1.B12 Sheet1.B13:Sheet1.B19 Sheet1.C12:Sheet1.C12 Sheet1.C13:Sheet1.C19 Sheet1.D12:Sheet1.D12 Sheet1.D13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589in" svg:y="4.3173in">
            <draw:object draw:notify-on-update-of-ranges="Sheet1.B23:Sheet1.B23 Sheet1.B24:Sheet1.B30 Sheet1.C23:Sheet1.C23 Sheet1.C24:Sheet1.C30 Sheet1.D23:Sheet1.D23 Sheet1.D24:Sheet1.D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7126in" svg:y="8.3236in">
            <draw:object draw:notify-on-update-of-ranges="Sheet1.B34:Sheet1.B34 Sheet1.B35:Sheet1.B41 Sheet1.C34:Sheet1.C34 Sheet1.C35:Sheet1.C41 Sheet1.D34:Sheet1.D34 Sheet1.D35:Sheet1.D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2.5776in" svg:y="12.3654in">
            <draw:object draw:notify-on-update-of-ranges="Sheet1.B45:Sheet1.B45 Sheet1.B46:Sheet1.B52 Sheet1.C45:Sheet1.C45 Sheet1.C46:Sheet1.C52 Sheet1.D45:Sheet1.D45 Sheet1.D46:Sheet1.D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A*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.102</text:p>
          </table:table-cell>
          <table:table-cell office:value-type="float" office:value="26.841" calcext:value-type="float">
            <text:p>26.841</text:p>
          </table:table-cell>
          <table:table-cell office:value-type="float" office:value="0.503" calcext:value-type="float">
            <text:p>0.5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 office:value-type="float" office:value="8.856" calcext:value-type="float">
            <text:p>8.856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60.733" calcext:value-type="float">
            <text:p>60.733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92" calcext:value-type="float">
            <text:p>1.592</text:p>
          </table:table-cell>
          <table:table-cell office:value-type="float" office:value="93.341" calcext:value-type="float">
            <text:p>93.341</text:p>
          </table:table-cell>
          <table:table-cell office:value-type="float" office:value="0.542" calcext:value-type="float">
            <text:p>0.5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41" calcext:value-type="float">
            <text:p>3.041</text:p>
          </table:table-cell>
          <table:table-cell office:value-type="float" office:value="1052.27" calcext:value-type="float">
            <text:p>1052.27</text:p>
          </table:table-cell>
          <table:table-cell office:value-type="float" office:value="0.806" calcext:value-type="float">
            <text:p>0.80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9" calcext:value-type="float">
            <text:p>6.29</text:p>
          </table:table-cell>
          <table:table-cell office:value-type="float" office:value="1737.506" calcext:value-type="float">
            <text:p>1737.506</text:p>
          </table:table-cell>
          <table:table-cell office:value-type="float" office:value="1.047" calcext:value-type="float">
            <text:p>1.04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881" calcext:value-type="float">
            <text:p>13.881</text:p>
          </table:table-cell>
          <table:table-cell office:value-type="float" office:value="11196.123" calcext:value-type="float">
            <text:p>11196.123</text:p>
          </table:table-cell>
          <table:table-cell office:value-type="float" office:value="1.727" calcext:value-type="float">
            <text:p>1.727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A*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.25" calcext:value-type="float">
            <text:p>13.2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.74" calcext:value-type="float">
            <text:p>18.7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9.93" calcext:value-type="float">
            <text:p>19.9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A*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3.12" calcext:value-type="float">
            <text:p>843.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75" calcext:value-type="float">
            <text:p>10.75</text:p>
          </table:table-cell>
          <table:table-cell office:value-type="float" office:value="278.75" calcext:value-type="float">
            <text:p>278.7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  <table:table-cell office:value-type="float" office:value="1898.3" calcext:value-type="float">
            <text:p>1898.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5" calcext:value-type="float">
            <text:p>62.5</text:p>
          </table:table-cell>
          <table:table-cell office:value-type="float" office:value="2917.36" calcext:value-type="float">
            <text:p>2917.36</text:p>
          </table:table-cell>
          <table:table-cell office:value-type="float" office:value="4.04" calcext:value-type="float">
            <text:p>4.0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83" calcext:value-type="float">
            <text:p>129.83</text:p>
          </table:table-cell>
          <table:table-cell office:value-type="float" office:value="33923.42" calcext:value-type="float">
            <text:p>33923.42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string" calcext:value-type="string">
            <text:p>a*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.64" calcext:value-type="float">
            <text:p>282.64</text:p>
          </table:table-cell>
          <table:table-cell office:value-type="float" office:value="56522.29" calcext:value-type="float">
            <text:p>56522.2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AverageTime</text:p>
          </table:table-cell>
          <table:table-cell office:value-type="string" calcext:value-type="string">
            <text:p>AverageSolutionLength</text:p>
          </table:table-cell>
          <table:table-cell office:value-type="string" calcext:value-type="string">
            <text:p>AverageVisitedStates</text:p>
          </table:table-cell>
          <table:table-cell office:value-type="string" calcext:value-type="string">
            <text:p>AverageProcessedStates</text:p>
          </table:table-cell>
          <table:table-cell office:value-type="string" calcext:value-type="string">
            <text:p>AverageMaxDepth</text:p>
          </table:table-cell>
          <table:table-cell office:value-type="string" calcext:value-type="string">
            <text:p>SolutionCount</text:p>
          </table:table-cell>
          <table:table-cell office:value-type="string" calcext:value-type="string">
            <text:p>CaseC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.54" calcext:value-type="float">
            <text:p>622.54</text:p>
          </table:table-cell>
          <table:table-cell office:value-type="float" office:value="365638.16" calcext:value-type="float">
            <text:p>365638.16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542" calcext:value-type="float">
            <text:p>0.5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A*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047" calcext:value-type="float">
            <text:p>1.0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64" calcext:value-type="float">
            <text:p>6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.19" calcext:value-type="float">
            <text:p>68.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727" calcext:value-type="float">
            <text:p>1.7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.64" calcext:value-type="float">
            <text:p>8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3" calcext:value-type="float">
            <text:p>21.3</text:p>
          </table:table-cell>
          <table:table-cell office:value-type="float" office:value="221.7" calcext:value-type="float">
            <text:p>221.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25" calcext:value-type="float">
            <text:p>44.25</text:p>
          </table:table-cell>
          <table:table-cell office:value-type="float" office:value="265.59" calcext:value-type="float">
            <text:p>265.59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AverageTime</text:p>
          </table:table-cell>
          <table:table-cell office:value-type="string" calcext:value-type="string">
            <text:p>AverageSolutionLength</text:p>
          </table:table-cell>
          <table:table-cell office:value-type="string" calcext:value-type="string">
            <text:p>AverageVisitedStates</text:p>
          </table:table-cell>
          <table:table-cell office:value-type="string" calcext:value-type="string">
            <text:p>AverageProcessedStates</text:p>
          </table:table-cell>
          <table:table-cell office:value-type="string" calcext:value-type="string">
            <text:p>AverageMaxDepth</text:p>
          </table:table-cell>
          <table:table-cell office:value-type="string" calcext:value-type="string">
            <text:p>SolutionCount</text:p>
          </table:table-cell>
          <table:table-cell office:value-type="string" calcext:value-type="string">
            <text:p>Case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17" calcext:value-type="float">
            <text:p>90.17</text:p>
          </table:table-cell>
          <table:table-cell office:value-type="float" office:value="1239.05" calcext:value-type="float">
            <text:p>1239.05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.91" calcext:value-type="float">
            <text:p>192.91</text:p>
          </table:table-cell>
          <table:table-cell office:value-type="float" office:value="1548.53" calcext:value-type="float">
            <text:p>1548.53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 office:value-type="float" office:value="2" calcext:value-type="float">
            <text:p>2</text:p>
          </table:table-cell>
          <table:table-cell office:value-type="float" office:value="10.75" calcext:value-type="float">
            <text:p>10.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9.43" calcext:value-type="float">
            <text:p>419.43</text:p>
          </table:table-cell>
          <table:table-cell office:value-type="float" office:value="5295.19" calcext:value-type="float">
            <text:p>5295.19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.592" calcext:value-type="float">
            <text:p>1.592</text:p>
          </table:table-cell>
          <table:table-cell office:value-type="float" office:value="4" calcext:value-type="float">
            <text:p>4</text:p>
          </table:table-cell>
          <table:table-cell office:value-type="float" office:value="62.5" calcext:value-type="float">
            <text:p>62.5</text:p>
          </table:table-cell>
          <table:table-cell office:value-type="float" office:value="44.25" calcext:value-type="float">
            <text:p>44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.041" calcext:value-type="float">
            <text:p>3.041</text:p>
          </table:table-cell>
          <table:table-cell office:value-type="float" office:value="5" calcext:value-type="float">
            <text:p>5</text:p>
          </table:table-cell>
          <table:table-cell office:value-type="float" office:value="129.83" calcext:value-type="float">
            <text:p>129.83</text:p>
          </table:table-cell>
          <table:table-cell office:value-type="float" office:value="90.17" calcext:value-type="float">
            <text:p>90.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.29" calcext:value-type="float">
            <text:p>6.29</text:p>
          </table:table-cell>
          <table:table-cell office:value-type="float" office:value="6" calcext:value-type="float">
            <text:p>6</text:p>
          </table:table-cell>
          <table:table-cell office:value-type="float" office:value="282.64" calcext:value-type="float">
            <text:p>282.64</text:p>
          </table:table-cell>
          <table:table-cell office:value-type="float" office:value="192.91" calcext:value-type="float">
            <text:p>192.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A*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.881" calcext:value-type="float">
            <text:p>13.881</text:p>
          </table:table-cell>
          <table:table-cell office:value-type="float" office:value="7" calcext:value-type="float">
            <text:p>7</text:p>
          </table:table-cell>
          <table:table-cell office:value-type="float" office:value="622.54" calcext:value-type="float">
            <text:p>622.54</text:p>
          </table:table-cell>
          <table:table-cell office:value-type="float" office:value="419.43" calcext:value-type="float">
            <text:p>419.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96" calcext:value-type="float">
            <text:p>16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.25" calcext:value-type="float">
            <text:p>13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AverageTime</text:p>
          </table:table-cell>
          <table:table-cell office:value-type="string" calcext:value-type="string">
            <text:p>AverageSolutionLength</text:p>
          </table:table-cell>
          <table:table-cell office:value-type="string" calcext:value-type="string">
            <text:p>AverageVisitedStates</text:p>
          </table:table-cell>
          <table:table-cell office:value-type="string" calcext:value-type="string">
            <text:p>AverageProcessedStates</text:p>
          </table:table-cell>
          <table:table-cell office:value-type="string" calcext:value-type="string">
            <text:p>AverageMaxDepth</text:p>
          </table:table-cell>
          <table:table-cell office:value-type="string" calcext:value-type="string">
            <text:p>SolutionCount</text:p>
          </table:table-cell>
          <table:table-cell office:value-type="string" calcext:value-type="string">
            <text:p>CaseCount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841" calcext:value-type="float">
            <text:p>26.841</text:p>
          </table:table-cell>
          <table:table-cell office:value-type="float" office:value="10" calcext:value-type="float">
            <text:p>10</text:p>
          </table:table-cell>
          <table:table-cell office:value-type="float" office:value="843.12" calcext:value-type="float">
            <text:p>843.12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856" calcext:value-type="float">
            <text:p>8.856</text:p>
          </table:table-cell>
          <table:table-cell office:value-type="float" office:value="13.25" calcext:value-type="float">
            <text:p>13.25</text:p>
          </table:table-cell>
          <table:table-cell office:value-type="float" office:value="278.75" calcext:value-type="float">
            <text:p>278.75</text:p>
          </table:table-cell>
          <table:table-cell office:value-type="float" office:value="68.19" calcext:value-type="float">
            <text:p>68.19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.72" calcext:value-type="float">
            <text:p>19.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733" calcext:value-type="float">
            <text:p>60.733</text:p>
          </table:table-cell>
          <table:table-cell office:value-type="float" office:value="15.8" calcext:value-type="float">
            <text:p>15.8</text:p>
          </table:table-cell>
          <table:table-cell office:value-type="float" office:value="1898.3" calcext:value-type="float">
            <text:p>1898.3</text:p>
          </table:table-cell>
          <table:table-cell office:value-type="float" office:value="221.7" calcext:value-type="float">
            <text:p>221.7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9.93" calcext:value-type="float">
            <text:p>19.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.341" calcext:value-type="float">
            <text:p>93.341</text:p>
          </table:table-cell>
          <table:table-cell office:value-type="float" office:value="19" calcext:value-type="float">
            <text:p>19</text:p>
          </table:table-cell>
          <table:table-cell office:value-type="float" office:value="2917.36" calcext:value-type="float">
            <text:p>2917.36</text:p>
          </table:table-cell>
          <table:table-cell office:value-type="float" office:value="265.59" calcext:value-type="float">
            <text:p>265.5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2.27" calcext:value-type="float">
            <text:p>1052.27</text:p>
          </table:table-cell>
          <table:table-cell office:value-type="float" office:value="18.74" calcext:value-type="float">
            <text:p>18.74</text:p>
          </table:table-cell>
          <table:table-cell office:value-type="float" office:value="33923.42" calcext:value-type="float">
            <text:p>33923.42</text:p>
          </table:table-cell>
          <table:table-cell office:value-type="float" office:value="1239.05" calcext:value-type="float">
            <text:p>1239.05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37.506" calcext:value-type="float">
            <text:p>1737.506</text:p>
          </table:table-cell>
          <table:table-cell office:value-type="float" office:value="19.93" calcext:value-type="float">
            <text:p>19.93</text:p>
          </table:table-cell>
          <table:table-cell office:value-type="float" office:value="56522.29" calcext:value-type="float">
            <text:p>56522.29</text:p>
          </table:table-cell>
          <table:table-cell office:value-type="float" office:value="1548.53" calcext:value-type="float">
            <text:p>1548.53</text:p>
          </table:table-cell>
          <table:table-cell office:value-type="float" office:value="19.93" calcext:value-type="float">
            <text:p>19.93</text:p>
          </table:table-cell>
          <table:table-cell table:number-columns-repeated="2" office:value-type="float" office:value="856" calcext:value-type="float">
            <text:p>856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196.123" calcext:value-type="float">
            <text:p>11196.123</text:p>
          </table:table-cell>
          <table:table-cell office:value-type="float" office:value="19" calcext:value-type="float">
            <text:p>19</text:p>
          </table:table-cell>
          <table:table-cell office:value-type="float" office:value="365638.16" calcext:value-type="float">
            <text:p>365638.16</text:p>
          </table:table-cell>
          <table:table-cell office:value-type="float" office:value="5295.19" calcext:value-type="float">
            <text:p>5295.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96" calcext:value-type="float">
            <text:p>1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01:26:04.492000000</meta:creation-date>
    <dc:date>2025-04-08T01:50:31.516000000</dc:date>
    <meta:editing-duration>PT24M21S</meta:editing-duration>
    <meta:editing-cycles>13</meta:editing-cycles>
    <meta:generator>LibreOffice/24.2.1.2$Windows_X86_64 LibreOffice_project/db4def46b0453cc22e2d0305797cf981b68ef5ac</meta:generator>
    <meta:document-statistic meta:table-count="1" meta:cell-count="355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Średni czas na rozwiązanie.</text:p>
        </chart:title>
        <chart:subtitle svg:x="6.31cm" svg:y="1.301cm" chart:style-name="ch3">
          <text:p>skala logarymiczna</text:p>
        </chart:subtitle>
        <chart:legend chart:legend-position="end" svg:x="14.525cm" svg:y="3.694cm" style:legend-expansion="high" chart:style-name="ch4"/>
        <chart:plot-area chart:style-name="ch5" table:cell-range-address="Sheet1.B1:Sheet1.D8" chart:data-source-has-labels="row" svg:x="1.321cm" svg:y="2.138cm" svg:width="12.884cm" svg:height="5.711cm">
          <chart:coordinate-region svg:x="2.757cm" svg:y="2.34cm" svg:width="11.448cm" svg:height="4.856cm"/>
          <chart:axis chart:dimension="x" chart:name="primary-x" chart:style-name="ch6">
            <chart:title svg:x="6.997cm" svg:y="8.029cm" chart:style-name="ch7">
              <text:p>głębokość</text:p>
            </chart:title>
          </chart:axis>
          <chart:axis chart:dimension="y" chart:name="primary-y" chart:style-name="ch8">
            <chart:title svg:x="0.451cm" svg:y="5.632cm" chart:style-name="ch9">
              <text:p>sekundy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bar">
            <chart:data-point chart:repeated="7"/>
          </chart:series>
          <chart:series chart:style-name="ch12" chart:values-cell-range-address="Sheet1.C2:Sheet1.C8" chart:label-cell-address="Sheet1.C1:Sheet1.C1" chart:class="chart:bar">
            <chart:data-point chart:repeated="7"/>
          </chart:series>
          <chart:series chart:style-name="ch13" chart:values-cell-range-address="Sheet1.D2:Sheet1.D8" chart:label-cell-address="Sheet1.D1:Sheet1.D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1:Sheet1.B1</svg:desc>
                </draw:g>
              </table:table-cell>
              <table:table-cell office:value-type="string">
                <text:p>DFS</text:p>
                <draw:g>
                  <svg:desc>Sheet1.C1:Sheet1.C1</svg:desc>
                </draw:g>
              </table:table-cell>
              <table:table-cell office:value-type="string">
                <text:p>A*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">
                <text:p>0.102</text:p>
                <draw:g>
                  <svg:desc>Sheet1.B2:Sheet1.B8</svg:desc>
                </draw:g>
              </table:table-cell>
              <table:table-cell office:value-type="float" office:value="26.841">
                <text:p>26.841</text:p>
                <draw:g>
                  <svg:desc>Sheet1.C2:Sheet1.C8</svg:desc>
                </draw:g>
              </table:table-cell>
              <table:table-cell office:value-type="float" office:value="0.503">
                <text:p>0.503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">
                <text:p>0.323</text:p>
              </table:table-cell>
              <table:table-cell office:value-type="float" office:value="8.856">
                <text:p>8.8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60.733">
                <text:p>60.7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">
                <text:p>1.592</text:p>
              </table:table-cell>
              <table:table-cell office:value-type="float" office:value="93.341">
                <text:p>93.341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41">
                <text:p>3.041</text:p>
              </table:table-cell>
              <table:table-cell office:value-type="float" office:value="1052.27">
                <text:p>1052.2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9">
                <text:p>6.29</text:p>
              </table:table-cell>
              <table:table-cell office:value-type="float" office:value="1737.506">
                <text:p>1737.506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81">
                <text:p>13.881</text:p>
              </table:table-cell>
              <table:table-cell office:value-type="float" office:value="11196.123">
                <text:p>11196.123</text:p>
              </table:table-cell>
              <table:table-cell office:value-type="float" office:value="1.727">
                <text:p>1.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17cm" svg:y="0.316cm" chart:style-name="ch2">
          <text:p>Średnia liczba ruchów w rozwiązaniu</text:p>
        </chart:title>
        <chart:legend chart:legend-position="end" svg:x="14.525cm" svg:y="3.694cm" style:legend-expansion="high" chart:style-name="ch3"/>
        <chart:plot-area chart:style-name="ch4" table:cell-range-address="Sheet1.B12:Sheet1.D19" chart:data-source-has-labels="row" svg:x="1.321cm" svg:y="1.301cm" svg:width="12.884cm" svg:height="6.548cm">
          <chart:coordinate-region svg:x="1.953cm" svg:y="1.503cm" svg:width="12.252cm" svg:height="5.693cm"/>
          <chart:axis chart:dimension="x" chart:name="primary-x" chart:style-name="ch5">
            <chart:title svg:x="6.997cm" svg:y="8.029cm" chart:style-name="ch6">
              <text:p>głebokość</text:p>
            </chart:title>
          </chart:axis>
          <chart:axis chart:dimension="y" chart:name="primary-y" chart:style-name="ch7">
            <chart:title svg:x="0.451cm" svg:y="6.156cm" chart:style-name="ch8">
              <text:p>średnia liczba ruchów</text:p>
            </chart:title>
            <chart:grid chart:style-name="ch9" chart:class="major"/>
          </chart:axis>
          <chart:series chart:style-name="ch10" chart:values-cell-range-address="Sheet1.B13:Sheet1.B19" chart:label-cell-address="Sheet1.B12:Sheet1.B12" chart:class="chart:bar">
            <chart:data-point chart:repeated="7"/>
          </chart:series>
          <chart:series chart:style-name="ch11" chart:values-cell-range-address="Sheet1.C13:Sheet1.C19" chart:label-cell-address="Sheet1.C12:Sheet1.C12" chart:class="chart:bar">
            <chart:data-point chart:repeated="7"/>
          </chart:series>
          <chart:series chart:style-name="ch12" chart:values-cell-range-address="Sheet1.D13:Sheet1.D19" chart:label-cell-address="Sheet1.D12:Sheet1.D1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12:Sheet1.B12</svg:desc>
                </draw:g>
              </table:table-cell>
              <table:table-cell office:value-type="string">
                <text:p>DFS</text:p>
                <draw:g>
                  <svg:desc>Sheet1.C12:Sheet1.C12</svg:desc>
                </draw:g>
              </table:table-cell>
              <table:table-cell office:value-type="string">
                <text:p>A*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3:Sheet1.B19</svg:desc>
                </draw:g>
              </table:table-cell>
              <table:table-cell office:value-type="float" office:value="10">
                <text:p>10</text:p>
                <draw:g>
                  <svg:desc>Sheet1.C13:Sheet1.C19</svg:desc>
                </draw:g>
              </table:table-cell>
              <table:table-cell office:value-type="float" office:value="1">
                <text:p>1</text:p>
                <draw:g>
                  <svg:desc>Sheet1.D13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25">
                <text:p>1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.74">
                <text:p>18.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93">
                <text:p>19.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17cm" svg:y="0.316cm" chart:style-name="ch2">
          <text:p>Średnia liczba odwiedzonych stanów</text:p>
        </chart:title>
        <chart:subtitle svg:x="6.258cm" svg:y="1.301cm" chart:style-name="ch3">
          <text:p>skala logarytmiczna</text:p>
        </chart:subtitle>
        <chart:legend chart:legend-position="end" svg:x="14.525cm" svg:y="3.694cm" style:legend-expansion="high" chart:style-name="ch4"/>
        <chart:plot-area chart:style-name="ch5" table:cell-range-address="Sheet1.B23:Sheet1.D30" chart:data-source-has-labels="row" svg:x="1.321cm" svg:y="2.138cm" svg:width="12.884cm" svg:height="5.711cm">
          <chart:coordinate-region svg:x="2.969cm" svg:y="2.34cm" svg:width="11.236cm" svg:height="4.856cm"/>
          <chart:axis chart:dimension="x" chart:name="primary-x" chart:style-name="ch6">
            <chart:title svg:x="6.997cm" svg:y="8.029cm" chart:style-name="ch7">
              <text:p>głębokość</text:p>
            </chart:title>
          </chart:axis>
          <chart:axis chart:dimension="y" chart:name="primary-y" chart:style-name="ch8">
            <chart:title svg:x="0.451cm" svg:y="7.061cm" chart:style-name="ch9">
              <text:p>średnia liczba odwiedzonych</text:p>
            </chart:title>
            <chart:grid chart:style-name="ch10" chart:class="major"/>
          </chart:axis>
          <chart:series chart:style-name="ch11" chart:values-cell-range-address="Sheet1.B24:Sheet1.B30" chart:label-cell-address="Sheet1.B23:Sheet1.B23" chart:class="chart:bar">
            <chart:data-point chart:repeated="7"/>
          </chart:series>
          <chart:series chart:style-name="ch12" chart:values-cell-range-address="Sheet1.C24:Sheet1.C30" chart:label-cell-address="Sheet1.C23:Sheet1.C23" chart:class="chart:bar">
            <chart:data-point chart:repeated="7"/>
          </chart:series>
          <chart:series chart:style-name="ch13" chart:values-cell-range-address="Sheet1.D24:Sheet1.D30" chart:label-cell-address="Sheet1.D23:Sheet1.D2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23:Sheet1.B23</svg:desc>
                </draw:g>
              </table:table-cell>
              <table:table-cell office:value-type="string">
                <text:p>DFS</text:p>
                <draw:g>
                  <svg:desc>Sheet1.C23:Sheet1.C23</svg:desc>
                </draw:g>
              </table:table-cell>
              <table:table-cell office:value-type="string">
                <text:p>A*</text:p>
                <draw:g>
                  <svg:desc>Sheet1.D23:Sheet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4:Sheet1.B30</svg:desc>
                </draw:g>
              </table:table-cell>
              <table:table-cell office:value-type="float" office:value="843.12">
                <text:p>843.12</text:p>
                <draw:g>
                  <svg:desc>Sheet1.C24:Sheet1.C30</svg:desc>
                </draw:g>
              </table:table-cell>
              <table:table-cell office:value-type="float" office:value="1">
                <text:p>1</text:p>
                <draw:g>
                  <svg:desc>Sheet1.D24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5">
                <text:p>10.75</text:p>
              </table:table-cell>
              <table:table-cell office:value-type="float" office:value="278.75">
                <text:p>278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7">
                <text:p>28.7</text:p>
              </table:table-cell>
              <table:table-cell office:value-type="float" office:value="1898.3">
                <text:p>1898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5">
                <text:p>62.5</text:p>
              </table:table-cell>
              <table:table-cell office:value-type="float" office:value="2917.36">
                <text:p>2917.3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83">
                <text:p>129.83</text:p>
              </table:table-cell>
              <table:table-cell office:value-type="float" office:value="33923.42">
                <text:p>33923.42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64">
                <text:p>282.64</text:p>
              </table:table-cell>
              <table:table-cell office:value-type="float" office:value="56522.29">
                <text:p>56522.29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2.54">
                <text:p>622.54</text:p>
              </table:table-cell>
              <table:table-cell office:value-type="float" office:value="365638.16">
                <text:p>365638.16</text:p>
              </table:table-cell>
              <table:table-cell office:value-type="float" office:value="8.64">
                <text:p>8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25cm" svg:y="0.316cm" chart:style-name="ch2">
          <text:p>Średnia liczba przeprocesowanych stanów</text:p>
        </chart:title>
        <chart:subtitle svg:x="6.258cm" svg:y="1.301cm" chart:style-name="ch3">
          <text:p>skala logarytmiczna</text:p>
        </chart:subtitle>
        <chart:legend chart:legend-position="end" svg:x="14.525cm" svg:y="3.694cm" style:legend-expansion="high" chart:style-name="ch4"/>
        <chart:plot-area chart:style-name="ch5" table:cell-range-address="Sheet1.B34:Sheet1.D41" chart:data-source-has-labels="row" svg:x="1.321cm" svg:y="2.138cm" svg:width="12.884cm" svg:height="5.711cm">
          <chart:coordinate-region svg:x="2.567cm" svg:y="2.34cm" svg:width="11.638cm" svg:height="4.856cm"/>
          <chart:axis chart:dimension="x" chart:name="primary-x" chart:style-name="ch6">
            <chart:title svg:x="6.997cm" svg:y="8.029cm" chart:style-name="ch7">
              <text:p>głębokość</text:p>
            </chart:title>
          </chart:axis>
          <chart:axis chart:dimension="y" chart:name="primary-y" chart:style-name="ch8">
            <chart:title svg:x="0.451cm" svg:y="7.474cm" chart:style-name="ch9">
              <text:p>średnia liczba przeprocesowanych</text:p>
            </chart:title>
            <chart:grid chart:style-name="ch10" chart:class="major"/>
          </chart:axis>
          <chart:series chart:style-name="ch11" chart:values-cell-range-address="Sheet1.B35:Sheet1.B41" chart:label-cell-address="Sheet1.B34:Sheet1.B34" chart:class="chart:bar">
            <chart:data-point chart:repeated="7"/>
          </chart:series>
          <chart:series chart:style-name="ch12" chart:values-cell-range-address="Sheet1.C35:Sheet1.C41" chart:label-cell-address="Sheet1.C34:Sheet1.C34" chart:class="chart:bar">
            <chart:data-point chart:repeated="7"/>
          </chart:series>
          <chart:series chart:style-name="ch13" chart:values-cell-range-address="Sheet1.D35:Sheet1.D41" chart:label-cell-address="Sheet1.D34:Sheet1.D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34:Sheet1.B34</svg:desc>
                </draw:g>
              </table:table-cell>
              <table:table-cell office:value-type="string">
                <text:p>DFS</text:p>
                <draw:g>
                  <svg:desc>Sheet1.C34:Sheet1.C34</svg:desc>
                </draw:g>
              </table:table-cell>
              <table:table-cell office:value-type="string">
                <text:p>A*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5:Sheet1.B41</svg:desc>
                </draw:g>
              </table:table-cell>
              <table:table-cell office:value-type="float" office:value="134.25">
                <text:p>134.25</text:p>
                <draw:g>
                  <svg:desc>Sheet1.C35:Sheet1.C41</svg:desc>
                </draw:g>
              </table:table-cell>
              <table:table-cell office:value-type="float" office:value="1">
                <text:p>1</text:p>
                <draw:g>
                  <svg:desc>Sheet1.D35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8.19">
                <text:p>68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">
                <text:p>21.3</text:p>
              </table:table-cell>
              <table:table-cell office:value-type="float" office:value="221.7">
                <text:p>22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25">
                <text:p>44.25</text:p>
              </table:table-cell>
              <table:table-cell office:value-type="float" office:value="265.59">
                <text:p>265.5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17">
                <text:p>90.17</text:p>
              </table:table-cell>
              <table:table-cell office:value-type="float" office:value="1239.05">
                <text:p>1239.0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.91">
                <text:p>192.91</text:p>
              </table:table-cell>
              <table:table-cell office:value-type="float" office:value="1548.53">
                <text:p>1548.53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.43">
                <text:p>419.43</text:p>
              </table:table-cell>
              <table:table-cell office:value-type="float" office:value="5295.19">
                <text:p>5295.19</text:p>
              </table:table-cell>
              <table:table-cell office:value-type="float" office:value="8.64">
                <text:p>8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03cm" svg:y="0.316cm" chart:style-name="ch2">
          <text:p>Średnia maksymalna osiągnięta głębokość</text:p>
        </chart:title>
        <chart:legend chart:legend-position="end" svg:x="14.525cm" svg:y="3.694cm" style:legend-expansion="high" chart:style-name="ch3"/>
        <chart:plot-area chart:style-name="ch4" table:cell-range-address="Sheet1.B45:Sheet1.D52" chart:data-source-has-labels="row" svg:x="1.321cm" svg:y="1.301cm" svg:width="12.884cm" svg:height="6.548cm">
          <chart:coordinate-region svg:x="1.953cm" svg:y="1.503cm" svg:width="12.252cm" svg:height="5.693cm"/>
          <chart:axis chart:dimension="x" chart:name="primary-x" chart:style-name="ch5">
            <chart:title svg:x="6.997cm" svg:y="8.029cm" chart:style-name="ch6">
              <text:p>głębokość</text:p>
            </chart:title>
          </chart:axis>
          <chart:axis chart:dimension="y" chart:name="primary-y" chart:style-name="ch7">
            <chart:title svg:x="0.451cm" svg:y="6.844cm" chart:style-name="ch8">
              <text:p>średnia maksymalna głębokość</text:p>
            </chart:title>
            <chart:grid chart:style-name="ch9" chart:class="major"/>
          </chart:axis>
          <chart:series chart:style-name="ch10" chart:values-cell-range-address="Sheet1.B46:Sheet1.B52" chart:label-cell-address="Sheet1.B45:Sheet1.B45" chart:class="chart:bar">
            <chart:data-point chart:repeated="7"/>
          </chart:series>
          <chart:series chart:style-name="ch11" chart:values-cell-range-address="Sheet1.C46:Sheet1.C52" chart:label-cell-address="Sheet1.C45:Sheet1.C45" chart:class="chart:bar">
            <chart:data-point chart:repeated="7"/>
          </chart:series>
          <chart:series chart:style-name="ch12" chart:values-cell-range-address="Sheet1.D46:Sheet1.D52" chart:label-cell-address="Sheet1.D45:Sheet1.D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45:Sheet1.B45</svg:desc>
                </draw:g>
              </table:table-cell>
              <table:table-cell office:value-type="string">
                <text:p>DFS</text:p>
                <draw:g>
                  <svg:desc>Sheet1.C45:Sheet1.C45</svg:desc>
                </draw:g>
              </table:table-cell>
              <table:table-cell office:value-type="string">
                <text:p>A*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6:Sheet1.B52</svg:desc>
                </draw:g>
              </table:table-cell>
              <table:table-cell office:value-type="float" office:value="10.5">
                <text:p>10.5</text:p>
                <draw:g>
                  <svg:desc>Sheet1.C46:Sheet1.C52</svg:desc>
                </draw:g>
              </table:table-cell>
              <table:table-cell office:value-type="float" office:value="1">
                <text:p>1</text:p>
                <draw:g>
                  <svg:desc>Sheet1.D46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25">
                <text:p>1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6">
                <text:p>16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2">
                <text:p>19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93">
                <text:p>19.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